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3896c" officeooo:paragraph-rsid="0013896c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SS CODE FOR AUTOMATED DRONE SIMULATION</text:p>
      <text:p text:style-name="P2"/>
      <text:p text:style-name="P2">CODE:</text:p>
      <text:p text:style-name="P1"/>
      <text:p text:style-name="P1">waypoint_nav.py</text:p>
      <text:p text:style-name="P1">#!/usr/bin/env python3</text:p>
      <text:p text:style-name="P1">import rclpy</text:p>
      <text:p text:style-name="P1">from rclpy.node import Node</text:p>
      <text:p text:style-name="P1">from geometry_msgs.msg import Twist</text:p>
      <text:p text:style-name="P1">import math</text:p>
      <text:p text:style-name="P1">import time</text:p>
      <text:p text:style-name="P1">import os</text:p>
      <text:p text:style-name="P1">from ament_index_python.packages import get_package_share_directory</text:p>
      <text:p text:style-name="P1"/>
      <text:p text:style-name="P1"/>
      <text:p text:style-name="P1">class WaypointNavigator(Node):</text:p>
      <text:p text:style-name="P1"><text:s text:c="4"/>def __init__(self):</text:p>
      <text:p text:style-name="P1"><text:s text:c="8"/>super().__init__('waypoint_navigator')</text:p>
      <text:p text:style-name="P1"/>
      <text:p text:style-name="P1"><text:s text:c="8"/>self.publisher = self.create_publisher(Twist, '/cmd_vel', 10)</text:p>
      <text:p text:style-name="P1"/>
      <text:p text:style-name="P1"><text:s text:c="8"/>self.get_logger().info("🚁 2D SHORTEST PATH NAVIGATION STARTED")</text:p>
      <text:p text:style-name="P1"/>
      <text:p text:style-name="P1"><text:s text:c="8"/># ✅ READ FIELD LIMITS FROM PACKAGE SHARE (PORTABLE)</text:p>
      <text:p text:style-name="P1"><text:s text:c="8"/>pkg_path = get_package_share_directory('my_package')</text:p>
      <text:p text:style-name="P1"><text:s text:c="8"/>field_file = os.path.join(pkg_path, 'field_limits.txt')</text:p>
      <text:p text:style-name="P1"/>
      <text:p text:style-name="P1"><text:s text:c="8"/>if not os.path.exists(field_file):</text:p>
      <text:p text:style-name="P1"><text:s text:c="12"/>self.get_logger().error(" Field limits not found. Run my_node first!")</text:p>
      <text:p text:style-name="P1"><text:s text:c="12"/>self.destroy_node()</text:p>
      <text:p text:style-name="P1"><text:s text:c="12"/>rclpy.shutdown()</text:p>
      <text:p text:style-name="P1"><text:soft-page-break/><text:s text:c="12"/>return</text:p>
      <text:p text:style-name="P1"/>
      <text:p text:style-name="P1"><text:s text:c="8"/>with open(field_file, "r") as f:</text:p>
      <text:p text:style-name="P1"><text:s text:c="12"/>self.min_x = float(f.readline().strip())</text:p>
      <text:p text:style-name="P1"><text:s text:c="12"/>self.max_x = float(f.readline().strip())</text:p>
      <text:p text:style-name="P1"><text:s text:c="12"/>self.min_y = float(f.readline().strip())</text:p>
      <text:p text:style-name="P1"><text:s text:c="12"/>self.max_y = float(f.readline().strip())</text:p>
      <text:p text:style-name="P1"/>
      <text:p text:style-name="P1"/>
      <text:p text:style-name="P1"><text:s text:c="8"/>self.get_logger().info(</text:p>
      <text:p text:style-name="P1"><text:s text:c="12"/>f" Field Constraint Loaded → X ∈ [{self.min_x}, {self.max_x}], Y ∈ [{self.min_y}, {self.max_y}]"</text:p>
      <text:p text:style-name="P1"><text:s text:c="8"/>)</text:p>
      <text:p text:style-name="P1"/>
      <text:p text:style-name="P1"><text:s text:c="8"/># ✅ USER INPUT (ONLY VALID X, Y)</text:p>
      <text:p text:style-name="P1"><text:s text:c="8"/>n = int(input("\nEnter number of points: "))</text:p>
      <text:p text:style-name="P1"><text:s text:c="8"/>self.points = []</text:p>
      <text:p text:style-name="P1"/>
      <text:p text:style-name="P1"><text:s text:c="8"/>for i in range(n):</text:p>
      <text:p text:style-name="P1"><text:s text:c="12"/>while True:</text:p>
      <text:p text:style-name="P1"><text:s text:c="16"/>x, y = map(float, input(</text:p>
      <text:p text:style-name="P1"><text:s text:c="20"/>f"Enter coordinates of point {i+1} (x y): ").split())</text:p>
      <text:p text:style-name="P1"/>
      <text:p text:style-name="P1"><text:s text:c="16"/># ✅ CONSTRAINT CHECK</text:p>
      <text:p text:style-name="P1"><text:s text:c="16"/>if self.min_x &lt;= x &lt;= self.max_x and self.min_y &lt;= y &lt;= self.max_y:</text:p>
      <text:p text:style-name="P1"><text:s text:c="20"/>self.points.append((x, y))</text:p>
      <text:p text:style-name="P1"><text:s text:c="20"/>break</text:p>
      <text:p text:style-name="P1"><text:s text:c="16"/>else:</text:p>
      <text:p text:style-name="P1"><text:s text:c="20"/>print(</text:p>
      <text:p text:style-name="P1"><text:s text:c="24"/>f" Invalid Point! Enter values within "</text:p>
      <text:p text:style-name="P1"><text:s text:c="24"/>f"0 ≤ x ≤ {self.max_x}, 0 ≤ y ≤ {self.max_y}"</text:p>
      <text:p text:style-name="P1"><text:s text:c="20"/>)</text:p>
      <text:p text:style-name="P1"/>
      <text:p text:style-name="P1"><text:s text:c="8"/># ✅ Internal starting position (bottom-left)</text:p>
      <text:p text:style-name="P1"><text:soft-page-break/><text:s text:c="8"/>self.home_position = [0.0, 0.0]</text:p>
      <text:p text:style-name="P1"><text:s text:c="8"/>self.current_position = [0.0, 0.0]</text:p>
      <text:p text:style-name="P1"/>
      <text:p text:style-name="P1"/>
      <text:p text:style-name="P1"><text:s text:c="8"/># ✅ Start navigation after node setup</text:p>
      <text:p text:style-name="P1"><text:s text:c="8"/>self.visit_order = []</text:p>
      <text:p text:style-name="P1"><text:s text:c="8"/>self.timer = self.create_timer(0.5, self.navigate_step)</text:p>
      <text:p text:style-name="P1"/>
      <text:p text:style-name="P1"/>
      <text:p text:style-name="P1"><text:s text:c="4"/>def navigate_step(self):</text:p>
      <text:p text:style-name="P1"><text:s text:c="8"/>if not self.points:</text:p>
      <text:p text:style-name="P1"><text:s text:c="12"/>self.get_logger().info(" ALL POINTS VISITED!")</text:p>
      <text:p text:style-name="P1"><text:s text:c="12"/>self.get_logger().info(" Returning to Home (0,0)...")</text:p>
      <text:p text:style-name="P1"/>
      <text:p text:style-name="P1"><text:s text:c="12"/># ✅ MOVE BACK TO HOME</text:p>
      <text:p text:style-name="P1"><text:s text:c="12"/>self.move_to(self.home_position)</text:p>
      <text:p text:style-name="P1"/>
      <text:p text:style-name="P1"><text:s text:c="12"/>self.stop_drone()</text:p>
      <text:p text:style-name="P1"/>
      <text:p text:style-name="P1"><text:s text:c="12"/>self.get_logger().info("✅ DRONE RETURNED TO HOME SUCCESSFULLY!")</text:p>
      <text:p text:style-name="P1"><text:s text:c="12"/>self.get_logger().info("📍 Final Visit Order:")</text:p>
      <text:p text:style-name="P1"><text:s text:c="12"/>for i, p in enumerate(self.visit_order):</text:p>
      <text:p text:style-name="P1"><text:s text:c="16"/>self.get_logger().info(f"{i+1}. {p}")</text:p>
      <text:p text:style-name="P1"/>
      <text:p text:style-name="P1"><text:s text:c="12"/>self.destroy_node()</text:p>
      <text:p text:style-name="P1"><text:s text:c="12"/>rclpy.shutdown()</text:p>
      <text:p text:style-name="P1"><text:s text:c="12"/>return</text:p>
      <text:p text:style-name="P1"/>
      <text:p text:style-name="P1"/>
      <text:p text:style-name="P1"><text:s text:c="8"/># ✅ GREEDY SHORTEST STEP (RECALCULATED EACH TIME)</text:p>
      <text:p text:style-name="P1"><text:s text:c="8"/>target = min(self.points, key=lambda p: self.distance(self.current_position, p))</text:p>
      <text:p text:style-name="P1"><text:s text:c="8"/>self.get_logger().info(f" Moving to {target}")</text:p>
      <text:p text:style-name="P1"><text:soft-page-break/><text:s text:c="8"/>self.move_to(target)</text:p>
      <text:p text:style-name="P1"><text:s text:c="8"/>self.visit_order.append(target)</text:p>
      <text:p text:style-name="P1"><text:s text:c="8"/>self.points.remove(target)</text:p>
      <text:p text:style-name="P1"/>
      <text:p text:style-name="P1"/>
      <text:p text:style-name="P1"><text:s text:c="4"/>def move_to(self, target):</text:p>
      <text:p text:style-name="P1"><text:s text:c="8"/>twist = Twist()</text:p>
      <text:p text:style-name="P1"/>
      <text:p text:style-name="P1"><text:s text:c="8"/>while self.distance(self.current_position, target) &gt; 0.2:</text:p>
      <text:p text:style-name="P1"><text:s text:c="12"/>dx = target[0] - self.current_position[0]</text:p>
      <text:p text:style-name="P1"><text:s text:c="12"/>dy = target[1] - self.current_position[1]</text:p>
      <text:p text:style-name="P1"/>
      <text:p text:style-name="P1"><text:s text:c="12"/>twist.linear.x = 0.5 * dx</text:p>
      <text:p text:style-name="P1"><text:s text:c="12"/>twist.linear.y = 0.5 * dy</text:p>
      <text:p text:style-name="P1"><text:s text:c="12"/>twist.linear.z = 0.0</text:p>
      <text:p text:style-name="P1"/>
      <text:p text:style-name="P1"><text:s text:c="12"/>self.publisher.publish(twist)</text:p>
      <text:p text:style-name="P1"/>
      <text:p text:style-name="P1"><text:s text:c="12"/>dt = 0.1</text:p>
      <text:p text:style-name="P1"><text:s text:c="12"/>self.current_position[0] += twist.linear.x * dt</text:p>
      <text:p text:style-name="P1"><text:s text:c="12"/>self.current_position[1] += twist.linear.y * dt</text:p>
      <text:p text:style-name="P1"/>
      <text:p text:style-name="P1"><text:s text:c="12"/>time.sleep(dt)</text:p>
      <text:p text:style-name="P1"/>
      <text:p text:style-name="P1"><text:s text:c="8"/>self.stop_drone()</text:p>
      <text:p text:style-name="P1"/>
      <text:p text:style-name="P1"/>
      <text:p text:style-name="P1"><text:s text:c="4"/>def stop_drone(self):</text:p>
      <text:p text:style-name="P1"><text:s text:c="8"/>twist = Twist()</text:p>
      <text:p text:style-name="P1"><text:s text:c="8"/>self.publisher.publish(twist)</text:p>
      <text:p text:style-name="P1"><text:s text:c="8"/>time.sleep(0.5)</text:p>
      <text:p text:style-name="P1"/>
      <text:p text:style-name="P1"/>
      <text:p text:style-name="P1"><text:s text:c="4"/>def distance(self, p1, p2):</text:p>
      <text:p text:style-name="P1"><text:s text:c="8"/>return math.sqrt(</text:p>
      <text:p text:style-name="P1"><text:soft-page-break/><text:s text:c="12"/>(p2[0] - p1[0]) ** 2 +</text:p>
      <text:p text:style-name="P1"><text:s text:c="12"/>(p2[1] - p1[1]) ** 2</text:p>
      <text:p text:style-name="P1"><text:s text:c="8"/>)</text:p>
      <text:p text:style-name="P1"/>
      <text:p text:style-name="P1"/>
      <text:p text:style-name="P1">def main(args=None):</text:p>
      <text:p text:style-name="P1"><text:s text:c="4"/>rclpy.init(args=args)</text:p>
      <text:p text:style-name="P1"><text:s text:c="4"/>node = WaypointNavigator()</text:p>
      <text:p text:style-name="P1"><text:s text:c="4"/>rclpy.spin(node)</text:p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1">my_node.py</text:p>
      <text:p text:style-name="P1">#!/usr/bin/env python3</text:p>
      <text:p text:style-name="P1">import rclpy</text:p>
      <text:p text:style-name="P1">from rclpy.node import Node</text:p>
      <text:p text:style-name="P1">import os</text:p>
      <text:p text:style-name="P1">from ament_index_python.packages import get_package_share_directory</text:p>
      <text:p text:style-name="P1"/>
      <text:p text:style-name="P1">class FieldGenerator(Node):</text:p>
      <text:p text:style-name="P1"><text:s text:c="4"/>def __init__(self):</text:p>
      <text:p text:style-name="P1"><text:s text:c="8"/>super().__init__('field_generator')</text:p>
      <text:p text:style-name="P1"/>
      <text:p text:style-name="P1"><text:s text:c="8"/># ✅ Take validated user input</text:p>
      <text:p text:style-name="P1"><text:s text:c="8"/>self.length = self.get_valid_input("Enter field length: ")</text:p>
      <text:p text:style-name="P1"><text:s text:c="8"/>self.width <text:s/>= self.get_valid_input("Enter field width: ")</text:p>
      <text:p text:style-name="P1"/>
      <text:p text:style-name="P1"><text:s text:c="8"/># ✅ Compute centered limits</text:p>
      <text:p text:style-name="P1"><text:s text:c="8"/>min_x = -self.length / 2</text:p>
      <text:p text:style-name="P1"><text:s text:c="8"/>max_x = <text:s/>self.length / 2</text:p>
      <text:p text:style-name="P1"><text:s text:c="8"/>min_y = -self.width <text:s/>/ 2</text:p>
      <text:p text:style-name="P1"><text:s text:c="8"/>max_y = <text:s/>self.width <text:s/>/ 2</text:p>
      <text:p text:style-name="P1"><text:soft-page-break/></text:p>
      <text:p text:style-name="P1"><text:s text:c="8"/># ✅ Locate world file safely from package</text:p>
      <text:p text:style-name="P1"><text:s text:c="8"/>pkg_path = get_package_share_directory('my_package')</text:p>
      <text:p text:style-name="P1"><text:s text:c="8"/>world_path = os.path.join(pkg_path, 'worlds', 'empty.world')</text:p>
      <text:p text:style-name="P1"/>
      <text:p text:style-name="P1"><text:s text:c="8"/># ✅ Read world template</text:p>
      <text:p text:style-name="P1"><text:s text:c="8"/>with open(world_path, 'r') as f:</text:p>
      <text:p text:style-name="P1"><text:s text:c="12"/>data = f.read()</text:p>
      <text:p text:style-name="P1"/>
      <text:p text:style-name="P1"><text:s text:c="8"/># ✅ Replace field size</text:p>
      <text:p text:style-name="P1"><text:s text:c="8"/>data = self.force_replace_field_size(data)</text:p>
      <text:p text:style-name="P1"/>
      <text:p text:style-name="P1"><text:s text:c="8"/># ✅ Write updated world</text:p>
      <text:p text:style-name="P1"><text:s text:c="8"/>with open(world_path, 'w') as f:</text:p>
      <text:p text:style-name="P1"><text:s text:c="12"/>f.write(data)</text:p>
      <text:p text:style-name="P1"/>
      <text:p text:style-name="P1"><text:s text:c="8"/># ✅ SAVE CENTERED FIELD LIMITS</text:p>
      <text:p text:style-name="P1"><text:s text:c="8"/>field_file = os.path.join(pkg_path, 'field_limits.txt')</text:p>
      <text:p text:style-name="P1"><text:s text:c="8"/>with open(field_file, "w") as f:</text:p>
      <text:p text:style-name="P1"><text:s text:c="12"/>f.write(f"{min_x}\n{max_x}\n{min_y}\n{max_y}\n")</text:p>
      <text:p text:style-name="P1"/>
      <text:p text:style-name="P1"><text:s text:c="8"/>self.get_logger().info("✅ Green field generated successfully!")</text:p>
      <text:p text:style-name="P1"><text:s text:c="8"/>self.get_logger().info(</text:p>
      <text:p text:style-name="P1"><text:s text:c="12"/>f"✅ Field Limits Saved → X ∈ [{min_x}, {max_x}], Y ∈ [{min_y}, {max_y}]"</text:p>
      <text:p text:style-name="P1"><text:s text:c="8"/>)</text:p>
      <text:p text:style-name="P1"/>
      <text:p text:style-name="P1"><text:s text:c="8"/>self.destroy_node()</text:p>
      <text:p text:style-name="P1"/>
      <text:p text:style-name="P1"/>
      <text:p text:style-name="P1"/>
      <text:p text:style-name="P1"><text:s text:c="4"/># ✅ Input validation (no negative or zero)</text:p>
      <text:p text:style-name="P1"><text:s text:c="4"/>def get_valid_input(self, text):</text:p>
      <text:p text:style-name="P1"><text:s text:c="8"/>while True:</text:p>
      <text:p text:style-name="P1"><text:soft-page-break/><text:s text:c="12"/>try:</text:p>
      <text:p text:style-name="P1"><text:s text:c="16"/>value = float(input(text))</text:p>
      <text:p text:style-name="P1"><text:s text:c="16"/>if value &lt;= 0:</text:p>
      <text:p text:style-name="P1"><text:s text:c="20"/>print("Value must be greater than 0. Try again.")</text:p>
      <text:p text:style-name="P1"><text:s text:c="16"/>else:</text:p>
      <text:p text:style-name="P1"><text:s text:c="20"/>return value</text:p>
      <text:p text:style-name="P1"><text:s text:c="12"/>except ValueError:</text:p>
      <text:p text:style-name="P1"><text:s text:c="16"/>print(" Invalid number. Try again.")</text:p>
      <text:p text:style-name="P1"/>
      <text:p text:style-name="P1"/>
      <text:p text:style-name="P1"><text:s text:c="4"/># ✅ Always correctly replace field size (even after multiple runs)</text:p>
      <text:p text:style-name="P1"><text:s text:c="4"/>def force_replace_field_size(self, data):</text:p>
      <text:p text:style-name="P1"><text:s text:c="8"/>lines = data.splitlines()</text:p>
      <text:p text:style-name="P1"><text:s text:c="8"/>new_lines = []</text:p>
      <text:p text:style-name="P1"/>
      <text:p text:style-name="P1"><text:s text:c="8"/>for line in lines:</text:p>
      <text:p text:style-name="P1"><text:s text:c="12"/>if "&lt;size&gt;" in line and "&lt;/size&gt;" in line:</text:p>
      <text:p text:style-name="P1"><text:s text:c="16"/>new_line = f" <text:s text:c="11"/>&lt;size&gt;{self.length} {self.width} 0.05&lt;/size&gt;"</text:p>
      <text:p text:style-name="P1"><text:s text:c="16"/>new_lines.append(new_line)</text:p>
      <text:p text:style-name="P1"><text:s text:c="12"/>else:</text:p>
      <text:p text:style-name="P1"><text:s text:c="16"/>new_lines.append(line)</text:p>
      <text:p text:style-name="P1"/>
      <text:p text:style-name="P1"><text:s text:c="8"/>return "\n".join(new_lines)</text:p>
      <text:p text:style-name="P1"/>
      <text:p text:style-name="P1"/>
      <text:p text:style-name="P1">def main(args=None):</text:p>
      <text:p text:style-name="P1"><text:s text:c="4"/>rclpy.init(args=args)</text:p>
      <text:p text:style-name="P1"><text:s text:c="4"/>node = FieldGenerator()</text:p>
      <text:p text:style-name="P1"><text:s text:c="4"/>rclpy.shutdown()</text:p>
      <text:p text:style-name="P1"/>
      <text:p text:style-name="P1"/>
      <text:p text:style-name="P1">if __name__ == '__main__':</text:p>
      <text:p text:style-name="P1"><text:s text:c="4"/>main()</text:p>
      <text:p text:style-name="P1"><text:soft-page-break/></text:p>
      <text:p text:style-name="P1"/>
      <text:p text:style-name="P1">__init__.py</text:p>
      <text:p text:style-name="P1">#!/usr/bin/env python3</text:p>
      <text:p text:style-name="P1">import rclpy</text:p>
      <text:p text:style-name="P1">from rclpy.node import Node</text:p>
      <text:p text:style-name="P1"/>
      <text:p text:style-name="P1">class MyNode(Node):</text:p>
      <text:p text:style-name="P1"><text:s text:c="4"/>def __init__(self):</text:p>
      <text:p text:style-name="P1"><text:s text:c="8"/>super().__init__('my_node')</text:p>
      <text:p text:style-name="P1"><text:s text:c="8"/>self.get_logger().info("My node has started")</text:p>
      <text:p text:style-name="P1"/>
      <text:p text:style-name="P1">def main(args=None):</text:p>
      <text:p text:style-name="P1"><text:s text:c="4"/>rclpy.init(args=args)</text:p>
      <text:p text:style-name="P1"><text:s text:c="4"/>node = MyNode()</text:p>
      <text:p text:style-name="P1"><text:s text:c="4"/>rclpy.spin(node)</text:p>
      <text:p text:style-name="P1"><text:s text:c="4"/>rclpy.shutdown()</text:p>
      <text:p text:style-name="P1"/>
      <text:p text:style-name="P1">if __name__ == '__main__':</text:p>
      <text:p text:style-name="P1"><text:s text:c="4"/>main()</text:p>
      <text:p text:style-name="P1"/>
      <text:p text:style-name="P1"/>
      <text:p text:style-name="P1">drone.urdf</text:p>
      <text:p text:style-name="P1">&lt;?xml version="1.0"?&gt;</text:p>
      <text:p text:style-name="P1">&lt;robot name="simple_drone"&gt;</text:p>
      <text:p text:style-name="P1"/>
      <text:p text:style-name="P1"><text:s text:c="2"/>&lt;!-- ================= BASE LINK ================= --&gt;</text:p>
      <text:p text:style-name="P1"><text:s text:c="2"/>&lt;link name="base_link"&gt;</text:p>
      <text:p text:style-name="P1"><text:s text:c="4"/>&lt;visual&gt;</text:p>
      <text:p text:style-name="P1"><text:s text:c="6"/>&lt;geometry&gt;</text:p>
      <text:p text:style-name="P1"><text:s text:c="8"/>&lt;box size="0.4 0.4 0.1"/&gt;</text:p>
      <text:p text:style-name="P1"><text:s text:c="6"/>&lt;/geometry&gt;</text:p>
      <text:p text:style-name="P1"><text:s text:c="6"/>&lt;material name="blue"&gt;</text:p>
      <text:p text:style-name="P1"><text:s text:c="8"/>&lt;color rgba="0 0 1 1"/&gt;</text:p>
      <text:p text:style-name="P1"><text:soft-page-break/><text:s text:c="6"/>&lt;/material&gt;</text:p>
      <text:p text:style-name="P1"><text:s text:c="4"/>&lt;/visual&gt;</text:p>
      <text:p text:style-name="P1"/>
      <text:p text:style-name="P1"><text:s text:c="4"/>&lt;collision&gt;</text:p>
      <text:p text:style-name="P1"><text:s text:c="6"/>&lt;geometry&gt;</text:p>
      <text:p text:style-name="P1"><text:s text:c="8"/>&lt;box size="0.4 0.4 0.1"/&gt;</text:p>
      <text:p text:style-name="P1"><text:s text:c="6"/>&lt;/geometry&gt;</text:p>
      <text:p text:style-name="P1"><text:s text:c="4"/>&lt;/collision&gt;</text:p>
      <text:p text:style-name="P1"/>
      <text:p text:style-name="P1"><text:s text:c="4"/>&lt;inertial&gt;</text:p>
      <text:p text:style-name="P1"><text:s text:c="6"/>&lt;mass value="1.5"/&gt;</text:p>
      <text:p text:style-name="P1"><text:s text:c="6"/>&lt;origin xyz="0 0 0"/&gt;</text:p>
      <text:p text:style-name="P1"><text:s text:c="6"/>&lt;inertia</text:p>
      <text:p text:style-name="P1"><text:s text:c="8"/>ixx="0.02" ixy="0.0" ixz="0.0"</text:p>
      <text:p text:style-name="P1"><text:s text:c="8"/>iyy="0.02" iyz="0.0"</text:p>
      <text:p text:style-name="P1"><text:s text:c="8"/>izz="0.04"/&gt;</text:p>
      <text:p text:style-name="P1"><text:s text:c="4"/>&lt;/inertial&gt;</text:p>
      <text:p text:style-name="P1"><text:s text:c="2"/>&lt;/link&gt;</text:p>
      <text:p text:style-name="P1"/>
      <text:p text:style-name="P1"><text:s text:c="2"/>&lt;!-- ✅ Disable gravity on the drone so it stays in air --&gt;</text:p>
      <text:p text:style-name="P1"><text:s text:c="2"/>&lt;gazebo reference="base_link"&gt;</text:p>
      <text:p text:style-name="P1"><text:s text:c="4"/>&lt;gravity&gt;false&lt;/gravity&gt;</text:p>
      <text:p text:style-name="P1"><text:s text:c="2"/>&lt;/gazebo&gt;</text:p>
      <text:p text:style-name="P1"/>
      <text:p text:style-name="P1"><text:s text:c="2"/>&lt;!-- ✅ Planar move plugin: moves base_link using /cmd_vel in X,Y --&gt;</text:p>
      <text:p text:style-name="P1"><text:s text:c="2"/>&lt;gazebo&gt;</text:p>
      <text:p text:style-name="P1"><text:s text:c="4"/>&lt;plugin name="planar_move" filename="libgazebo_ros_planar_move.so"&gt;</text:p>
      <text:p text:style-name="P1"><text:s text:c="6"/>&lt;ros&gt;</text:p>
      <text:p text:style-name="P1"><text:s text:c="8"/>&lt;namespace&gt;/&lt;/namespace&gt;</text:p>
      <text:p text:style-name="P1"><text:s text:c="6"/>&lt;/ros&gt;</text:p>
      <text:p text:style-name="P1"><text:s text:c="6"/>&lt;commandTopic&gt;cmd_vel&lt;/commandTopic&gt;</text:p>
      <text:p text:style-name="P1"><text:s text:c="6"/>&lt;odometryTopic&gt;odom&lt;/odometryTopic&gt;</text:p>
      <text:p text:style-name="P1"><text:s text:c="6"/>&lt;odometryFrame&gt;odom&lt;/odometryFrame&gt;</text:p>
      <text:p text:style-name="P1"><text:soft-page-break/><text:s text:c="6"/>&lt;robotBaseFrame&gt;base_link&lt;/robotBaseFrame&gt;</text:p>
      <text:p text:style-name="P1"><text:s text:c="4"/>&lt;/plugin&gt;</text:p>
      <text:p text:style-name="P1"><text:s text:c="2"/>&lt;/gazebo&gt;</text:p>
      <text:p text:style-name="P1"/>
      <text:p text:style-name="P1">&lt;/robot&gt;</text:p>
      <text:p text:style-name="P1"/>
      <text:p text:style-name="P1"/>
      <text:p text:style-name="P1">package.xml</text:p>
      <text:p text:style-name="P1">&lt;?xml version="1.0"?&gt;</text:p>
      <text:p text:style-name="P1">&lt;?xml-model href="http://download.ros.org/schema/package_format3.xsd" schematypens="http://www.w3.org/2001/XMLSchema"?&gt;</text:p>
      <text:p text:style-name="P1">&lt;package format="3"&gt;</text:p>
      <text:p text:style-name="P1"><text:s text:c="2"/>&lt;name&gt;my_package&lt;/name&gt;</text:p>
      <text:p text:style-name="P1"><text:s text:c="2"/>&lt;version&gt;0.0.0&lt;/version&gt;</text:p>
      <text:p text:style-name="P1"><text:s text:c="2"/>&lt;description&gt;TODO: Package description&lt;/description&gt;</text:p>
      <text:p text:style-name="P1"><text:s text:c="2"/>&lt;maintainer email="veer@todo.todo"&gt;veer&lt;/maintainer&gt;</text:p>
      <text:p text:style-name="P1"><text:s text:c="2"/>&lt;license&gt;TODO: License declaration&lt;/license&gt;</text:p>
      <text:p text:style-name="P1"/>
      <text:p text:style-name="P1"><text:s text:c="2"/>&lt;depend&gt;rclpy&lt;/depend&gt;</text:p>
      <text:p text:style-name="P1"><text:s text:c="2"/>&lt;depend&gt;std_msgs&lt;/depend&gt;</text:p>
      <text:p text:style-name="P1"/>
      <text:p text:style-name="P1"><text:s text:c="2"/>&lt;test_depend&gt;ament_copyright&lt;/test_depend&gt;</text:p>
      <text:p text:style-name="P1"><text:s text:c="2"/>&lt;test_depend&gt;ament_flake8&lt;/test_depend&gt;</text:p>
      <text:p text:style-name="P1"><text:s text:c="2"/>&lt;test_depend&gt;ament_pep257&lt;/test_depend&gt;</text:p>
      <text:p text:style-name="P1"><text:s text:c="2"/>&lt;test_depend&gt;python3-pytest&lt;/test_depend&gt;</text:p>
      <text:p text:style-name="P1"/>
      <text:p text:style-name="P1"><text:s text:c="2"/>&lt;export&gt;</text:p>
      <text:p text:style-name="P1"><text:s text:c="4"/>&lt;build_type&gt;ament_python&lt;/build_type&gt;</text:p>
      <text:p text:style-name="P1"><text:s text:c="2"/>&lt;/export&gt;</text:p>
      <text:p text:style-name="P1">&lt;/package&gt;</text:p>
      <text:p text:style-name="P1"/>
      <text:p text:style-name="P1"/>
      <text:p text:style-name="P1">setup.py</text:p>
      <text:p text:style-name="P1">from setuptools import setup</text:p>
      <text:p text:style-name="P1"><text:soft-page-break/>from setuptools import find_packages</text:p>
      <text:p text:style-name="P1"/>
      <text:p text:style-name="P1">package_name = 'my_package'</text:p>
      <text:p text:style-name="P1"/>
      <text:p text:style-name="P1">setup(</text:p>
      <text:p text:style-name="P1"><text:s text:c="4"/>name=package_name,</text:p>
      <text:p text:style-name="P1"><text:s text:c="4"/>version='0.0.0',</text:p>
      <text:p text:style-name="P1"/>
      <text:p text:style-name="P1"><text:s text:c="4"/># ✅ Automatically find Python modules</text:p>
      <text:p text:style-name="P1"><text:s text:c="4"/>packages=find_packages(),</text:p>
      <text:p text:style-name="P1"/>
      <text:p text:style-name="P1"><text:s text:c="4"/>data_files=[</text:p>
      <text:p text:style-name="P1"><text:s text:c="8"/># ✅ Package index</text:p>
      <text:p text:style-name="P1"><text:s text:c="8"/>('share/ament_index/resource_index/packages',</text:p>
      <text:p text:style-name="P1"><text:s text:c="12"/>['resource/' + package_name]),</text:p>
      <text:p text:style-name="P1"/>
      <text:p text:style-name="P1"><text:s text:c="8"/># ✅ Package manifest</text:p>
      <text:p text:style-name="P1"><text:s text:c="8"/>('share/' + package_name,</text:p>
      <text:p text:style-name="P1"><text:s text:c="12"/>['package.xml']),</text:p>
      <text:p text:style-name="P1"/>
      <text:p text:style-name="P1"><text:s text:c="8"/># ✅ URDF files</text:p>
      <text:p text:style-name="P1"><text:s text:c="8"/>('share/' + package_name + '/urdf',</text:p>
      <text:p text:style-name="P1"><text:s text:c="12"/>['urdf/drone.urdf']),</text:p>
      <text:p text:style-name="P1"/>
      <text:p text:style-name="P1"><text:s text:c="8"/># ✅ Launch files</text:p>
      <text:p text:style-name="P1"><text:s text:c="8"/>('share/' + package_name + '/launch',</text:p>
      <text:p text:style-name="P1"><text:s text:c="12"/>['launch/drone_gazebo.launch.py']),</text:p>
      <text:p text:style-name="P1"/>
      <text:p text:style-name="P1"><text:s text:c="8"/># ✅ Gazebo world files</text:p>
      <text:p text:style-name="P1"><text:s text:c="8"/>('share/' + package_name + '/worlds',</text:p>
      <text:p text:style-name="P1"><text:s text:c="12"/>['worlds/empty.world']),</text:p>
      <text:p text:style-name="P1"><text:s text:c="4"/>],</text:p>
      <text:p text:style-name="P1"/>
      <text:p text:style-name="P1"><text:s text:c="4"/>install_requires=['setuptools'],</text:p>
      <text:p text:style-name="P1"><text:s text:c="4"/>zip_safe=True,</text:p>
      <text:p text:style-name="P1"><text:soft-page-break/></text:p>
      <text:p text:style-name="P1"><text:s text:c="4"/>maintainer='veer',</text:p>
      <text:p text:style-name="P1"><text:s text:c="4"/>maintainer_email='veer@example.com',</text:p>
      <text:p text:style-name="P1"><text:s text:c="4"/>description='My ROS2 Python package',</text:p>
      <text:p text:style-name="P1"><text:s text:c="4"/>license='Apache License 2.0',</text:p>
      <text:p text:style-name="P1"/>
      <text:p text:style-name="P1"><text:s text:c="4"/>entry_points={</text:p>
      <text:p text:style-name="P1"><text:s text:c="4"/>'console_scripts': [</text:p>
      <text:p text:style-name="P1"><text:s text:c="8"/>'my_node = my_package.my_node:main', <text:s text:c="12"/># green field generator</text:p>
      <text:p text:style-name="P1"><text:s text:c="8"/>'waypoint_nav = my_package.waypoint_nav:main', <text:s text:c="2"/># shortest path navigator</text:p>
      <text:p text:style-name="P1"><text:s text:c="8"/>],</text:p>
      <text:p text:style-name="P1"><text:s text:c="4"/>},</text:p>
      <text:p text:style-name="P1"/>
      <text:p text:style-name="P1">)</text:p>
      <text:p text:style-name="P1"/>
      <text:p text:style-name="P1">drone_gazebo.launch.py</text:p>
      <text:p text:style-name="P1">from launch import LaunchDescription</text:p>
      <text:p text:style-name="P1">from launch.actions import ExecuteProcess</text:p>
      <text:p text:style-name="P1">from launch_ros.actions import Node</text:p>
      <text:p text:style-name="P1">import os</text:p>
      <text:p text:style-name="P1">from ament_index_python.packages import get_package_share_directory</text:p>
      <text:p text:style-name="P1"/>
      <text:p text:style-name="P1"/>
      <text:p text:style-name="P1">def generate_launch_description():</text:p>
      <text:p text:style-name="P1"/>
      <text:p text:style-name="P1"><text:s text:c="4"/>pkg_share = get_package_share_directory('my_package')</text:p>
      <text:p text:style-name="P1"><text:s text:c="4"/>urdf_file = os.path.join(pkg_share, 'urdf', 'drone.urdf')</text:p>
      <text:p text:style-name="P1"><text:s text:c="4"/>world_file = os.path.join(pkg_share, 'worlds', 'empty.world')</text:p>
      <text:p text:style-name="P1"/>
      <text:p text:style-name="P1"><text:s text:c="4"/># ✅ Safely read URDF once</text:p>
      <text:p text:style-name="P1"><text:s text:c="4"/>with open(urdf_file, 'r') as infp:</text:p>
      <text:p text:style-name="P1"><text:s text:c="8"/>robot_desc = infp.read()</text:p>
      <text:p text:style-name="P1"><text:soft-page-break/></text:p>
      <text:p text:style-name="P1"><text:s text:c="4"/>return LaunchDescription([</text:p>
      <text:p text:style-name="P1"/>
      <text:p text:style-name="P1"><text:s text:c="8"/># ✅ START GAZEBO WITH ROS FACTORY PLUGIN</text:p>
      <text:p text:style-name="P1"><text:s text:c="8"/>ExecuteProcess(</text:p>
      <text:p text:style-name="P1"><text:s text:c="12"/>cmd=[</text:p>
      <text:p text:style-name="P1"><text:s text:c="16"/>'gazebo',</text:p>
      <text:p text:style-name="P1"><text:s text:c="16"/>'--verbose',</text:p>
      <text:p text:style-name="P1"><text:s text:c="16"/>world_file,</text:p>
      <text:p text:style-name="P1"><text:s text:c="16"/>'-s', 'libgazebo_ros_factory.so'</text:p>
      <text:p text:style-name="P1"><text:s text:c="12"/>],</text:p>
      <text:p text:style-name="P1"><text:s text:c="12"/>output='screen'</text:p>
      <text:p text:style-name="P1"><text:s text:c="8"/>),</text:p>
      <text:p text:style-name="P1"/>
      <text:p text:style-name="P1"><text:s text:c="8"/># ✅ Robot State Publisher</text:p>
      <text:p text:style-name="P1"><text:s text:c="8"/>Node(</text:p>
      <text:p text:style-name="P1"><text:s text:c="12"/>package='robot_state_publisher',</text:p>
      <text:p text:style-name="P1"><text:s text:c="12"/>executable='robot_state_publisher',</text:p>
      <text:p text:style-name="P1"><text:s text:c="12"/>name='robot_state_publisher',</text:p>
      <text:p text:style-name="P1"><text:s text:c="12"/>output='screen',</text:p>
      <text:p text:style-name="P1"><text:s text:c="12"/>parameters=[{'robot_description': robot_desc}]</text:p>
      <text:p text:style-name="P1"><text:s text:c="8"/>),</text:p>
      <text:p text:style-name="P1"/>
      <text:p text:style-name="P1"><text:s text:c="8"/># ✅ Spawn Drone at Bottom-Left Corner (0,0,3)</text:p>
      <text:p text:style-name="P1"><text:s text:c="8"/>Node(</text:p>
      <text:p text:style-name="P1"><text:s text:c="12"/>package='gazebo_ros',</text:p>
      <text:p text:style-name="P1"><text:s text:c="12"/>executable='spawn_entity.py',</text:p>
      <text:p text:style-name="P1"><text:s text:c="12"/>arguments=[</text:p>
      <text:p text:style-name="P1"><text:s text:c="16"/>'-entity', 'simple_drone',</text:p>
      <text:p text:style-name="P1"><text:s text:c="16"/>'-topic', 'robot_description',</text:p>
      <text:p text:style-name="P1"><text:s text:c="16"/>'-x', '0',</text:p>
      <text:p text:style-name="P1"><text:s text:c="16"/>'-y', '0',</text:p>
      <text:p text:style-name="P1"><text:s text:c="16"/>'-z', '1.5'</text:p>
      <text:p text:style-name="P1"><text:s text:c="12"/>],</text:p>
      <text:p text:style-name="P1"><text:s text:c="12"/>output='screen'</text:p>
      <text:p text:style-name="P1"><text:soft-page-break/><text:s text:c="8"/>)</text:p>
      <text:p text:style-name="P1"><text:s text:c="4"/>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4:29:41.778240135</meta:creation-date>
    <dc:date>2025-12-12T14:30:25.391124076</dc:date>
    <meta:editing-duration>PT4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4" meta:paragraph-count="331" meta:word-count="973" meta:character-count="11286" meta:non-whitespace-character-count="8252"/>
  </office:meta>
</office:document-meta>
</file>